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ca" fo:country="ES" officeooo:rsid="000df31d" officeooo:paragraph-rsid="000df31d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AVAFX PROJECTE</text:p>
      <text:p text:style-name="P3">COM POSAR EN MARX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drià Aubanells</text:p>
      <text:p text:style-name="P1">Joel Pla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45:20.979187475</meta:creation-date>
    <dc:date>2020-04-28T19:46:08.007924692</dc:date>
    <meta:editing-duration>PT47S</meta:editing-duration>
    <meta:editing-cycles>1</meta:editing-cycles>
    <meta:document-statistic meta:table-count="0" meta:image-count="0" meta:object-count="0" meta:page-count="1" meta:paragraph-count="4" meta:word-count="10" meta:character-count="58" meta:non-whitespace-character-count="52"/>
    <meta:generator>LibreOffice/6.0.7.3$Linux_X86_64 LibreOffice_project/00m0$Build-3</meta:generator>
  </office:meta>
</office:document-meta>
</file>